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LEASEFE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IZE_SQ</text:p>
          </table:table-cell>
          <table:table-cell table:style-name="ce1" office:value-type="string" calcext:value-type="string">
            <text:p>FITS</text:p>
          </table:table-cell>
          <table:table-cell table:style-name="ce1" office:value-type="string" calcext:value-type="string">
            <text:p>RES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7.7" calcext:value-type="float">
            <text:p>7.7</text:p>
          </table:table-cell>
          <table:table-cell office:value-type="float" office:value="59.29" calcext:value-type="float">
            <text:p>59.29</text:p>
          </table:table-cell>
          <table:table-cell office:value-type="float" office:value="40.9351572602945" calcext:value-type="float">
            <text:p>40.9351572602945</text:p>
          </table:table-cell>
          <table:table-cell office:value-type="float" office:value="6.06484273970553" calcext:value-type="float">
            <text:p>6.06484273970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.2" calcext:value-type="float">
            <text:p>43.2</text:p>
          </table:table-cell>
          <table:table-cell office:value-type="float" office:value="7.9" calcext:value-type="float">
            <text:p>7.9</text:p>
          </table:table-cell>
          <table:table-cell office:value-type="float" office:value="62.41" calcext:value-type="float">
            <text:p>62.41</text:p>
          </table:table-cell>
          <table:table-cell office:value-type="float" office:value="43.0429615037226" calcext:value-type="float">
            <text:p>43.0429615037226</text:p>
          </table:table-cell>
          <table:table-cell office:value-type="float" office:value="0.157038496277437" calcext:value-type="float">
            <text:p>0.1570384962774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.1" calcext:value-type="float">
            <text:p>45.1</text:p>
          </table:table-cell>
          <table:table-cell office:value-type="float" office:value="8.2" calcext:value-type="float">
            <text:p>8.2</text:p>
          </table:table-cell>
          <table:table-cell office:value-type="float" office:value="67.24" calcext:value-type="float">
            <text:p>67.24</text:p>
          </table:table-cell>
          <table:table-cell office:value-type="float" office:value="46.1951016367371" calcext:value-type="float">
            <text:p>46.1951016367371</text:p>
          </table:table-cell>
          <table:table-cell office:value-type="float" office:value="-1.09510163673709" calcext:value-type="float">
            <text:p>-1.09510163673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.7" calcext:value-type="float">
            <text:p>52.7</text:p>
          </table:table-cell>
          <table:table-cell office:value-type="float" office:value="9.6" calcext:value-type="float">
            <text:p>9.6</text:p>
          </table:table-cell>
          <table:table-cell office:value-type="float" office:value="92.16" calcext:value-type="float">
            <text:p>92.16</text:p>
          </table:table-cell>
          <table:table-cell office:value-type="float" office:value="60.7533047077137" calcext:value-type="float">
            <text:p>60.7533047077137</text:p>
          </table:table-cell>
          <table:table-cell office:value-type="float" office:value="-8.05330470771374" calcext:value-type="float">
            <text:p>-8.053304707713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.7" calcext:value-type="float">
            <text:p>54.7</text:p>
          </table:table-cell>
          <table:table-cell office:value-type="float" office:value="9.9" calcext:value-type="float">
            <text:p>9.9</text:p>
          </table:table-cell>
          <table:table-cell office:value-type="float" office:value="98.01" calcext:value-type="float">
            <text:p>98.01</text:p>
          </table:table-cell>
          <table:table-cell office:value-type="float" office:value="63.8403944622606" calcext:value-type="float">
            <text:p>63.8403944622606</text:p>
          </table:table-cell>
          <table:table-cell office:value-type="float" office:value="-9.14039446226063" calcext:value-type="float">
            <text:p>-9.140394462260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3" calcext:value-type="float">
            <text:p>61.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.8668733852089" calcext:value-type="float">
            <text:p>64.8668733852089</text:p>
          </table:table-cell>
          <table:table-cell office:value-type="float" office:value="-3.56687338520889" calcext:value-type="float">
            <text:p>-3.566873385208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0.2" calcext:value-type="float">
            <text:p>10.2</text:p>
          </table:table-cell>
          <table:table-cell office:value-type="float" office:value="104.04" calcext:value-type="float">
            <text:p>104.04</text:p>
          </table:table-cell>
          <table:table-cell office:value-type="float" office:value="66.9160047382544" calcext:value-type="float">
            <text:p>66.9160047382544</text:p>
          </table:table-cell>
          <table:table-cell office:value-type="float" office:value="18.0839952617456" calcext:value-type="float">
            <text:p>18.08399526174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1.2" calcext:value-type="float">
            <text:p>11.2</text:p>
          </table:table-cell>
          <table:table-cell office:value-type="float" office:value="125.44" calcext:value-type="float">
            <text:p>125.44</text:p>
          </table:table-cell>
          <table:table-cell office:value-type="float" office:value="77.0851316464611" calcext:value-type="float">
            <text:p>77.0851316464611</text:p>
          </table:table-cell>
          <table:table-cell office:value-type="float" office:value="-9.08513164646109" calcext:value-type="float">
            <text:p>-9.08513164646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.8" calcext:value-type="float">
            <text:p>103.8</text:p>
          </table:table-cell>
          <table:table-cell office:value-type="float" office:value="11.5" calcext:value-type="float">
            <text:p>11.5</text:p>
          </table:table-cell>
          <table:table-cell office:value-type="float" office:value="132.25" calcext:value-type="float">
            <text:p>132.25</text:p>
          </table:table-cell>
          <table:table-cell office:value-type="float" office:value="80.1109975153914" calcext:value-type="float">
            <text:p>80.1109975153914</text:p>
          </table:table-cell>
          <table:table-cell office:value-type="float" office:value="23.6890024846086" calcext:value-type="float">
            <text:p>23.68900248460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.3" calcext:value-type="float">
            <text:p>73.3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85.1285973446015" calcext:value-type="float">
            <text:p>85.1285973446015</text:p>
          </table:table-cell>
          <table:table-cell office:value-type="float" office:value="-11.8285973446015" calcext:value-type="float">
            <text:p>-11.8285973446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6:48:39.992635716</meta:creation-date>
    <dc:date>2025-04-09T16:50:15.496454549</dc:date>
    <meta:editing-duration>PT1M36S</meta:editing-duration>
    <meta:editing-cycles>1</meta:editing-cycles>
    <meta:document-statistic meta:table-count="1" meta:cell-count="66" meta:object-count="0"/>
    <meta:generator>LibreOffice/24.2.7.2$Linux_X86_64 LibreOffice_project/420$Build-2</meta:generator>
  </office:meta>
</office:document-meta>
</file>